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rsid="000c0c7e" officeooo:paragraph-rsid="000c0c7e"/>
    </style:style>
    <style:style style:name="P3" style:family="paragraph" style:parent-style-name="Text_20_body">
      <style:text-properties officeooo:rsid="000c974d" officeooo:paragraph-rsid="000c974d"/>
    </style:style>
    <style:style style:name="P4" style:family="paragraph" style:parent-style-name="Text_20_body" style:list-style-name="L1">
      <style:text-properties officeooo:paragraph-rsid="000c974d"/>
    </style:style>
    <style:style style:name="P5" style:family="paragraph" style:parent-style-name="Text_20_body">
      <style:text-properties officeooo:paragraph-rsid="000c974d"/>
    </style:style>
    <style:style style:name="P6" style:family="paragraph" style:parent-style-name="Text_20_body" style:list-style-name="L3">
      <style:text-properties officeooo:paragraph-rsid="000c974d"/>
    </style:style>
    <style:style style:name="P7" style:family="paragraph" style:parent-style-name="Text_20_body">
      <style:text-properties officeooo:rsid="000d37a3" officeooo:paragraph-rsid="000d37a3"/>
    </style:style>
    <style:style style:name="P8" style:family="paragraph" style:parent-style-name="Text_20_body" style:list-style-name="L4">
      <style:text-properties officeooo:rsid="000d37a3" officeooo:paragraph-rsid="000d37a3"/>
    </style:style>
    <style:style style:name="P9" style:family="paragraph" style:parent-style-name="Title">
      <style:text-properties officeooo:paragraph-rsid="000b65b2"/>
    </style:style>
    <style:style style:name="T1" style:family="text">
      <style:text-properties officeooo:rsid="000c974d"/>
    </style:style>
    <style:style style:name="T2" style:family="text">
      <style:text-properties officeooo:rsid="000d37a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nalisi Funzionale Update version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</text:index-body>
      </text:table-of-content>
      <text:h text:style-name="P1" text:outline-level="1">Destinatari</text:h>
      <text:p text:style-name="P2">L’applicazione è destinata ad’uso interno. </text:p>
      <text:p text:style-name="P2">Andrà ad ncrementare le versioni del progetto prima del rilascio negli ambienti di APPLICATION e SYSTEM. </text:p>
      <text:p text:style-name="P2"/>
      <text:p text:style-name="P2"/>
      <text:h text:style-name="Heading_20_1" text:outline-level="1">Come usarla </text:h>
      <text:p text:style-name="P7">L’applicazione si presenterà com un file jar eseguibile. </text:p>
      <text:p text:style-name="P7">Eseguendo il jar (tramite doppio click) l’applicativo andrà a modificare le versioni all’nterno delprogetto secondo le specifiche del file setting presenti all’interno della stessa cartella. </text:p>
      <text:p text:style-name="P3">L’utente dovrà <text:span text:style-name="T2">pertanto </text:span>c<text:span text:style-name="T2">o</text:span>mpilare un file di settings in formato xml <text:span text:style-name="T2">(il nome deve essere necessariamente newVersion.xml) </text:span>in cui dovrà inserire:</text:p>
      <text:list xml:id="list973528793" text:style-name="L3">
        <text:list-item>
          <text:p text:style-name="P6"><text:span text:style-name="T1">il percorso del progetto in cui effettuare le modifiche (la root del progetto) e la relativa versione</text:span></text:p>
        </text:list-item>
        <text:list-item>
          <text:p text:style-name="P6"><text:span text:style-name="T1">il nome del modulo (o dei moduli che dovranno ricevere l’aggiornamento) <text:s/>e la relativa versione (se omessa verrà usata quella di progetto)</text:span></text:p>
        </text:list-item>
      </text:list>
      <text:p text:style-name="P5"/>
      <text:p text:style-name="P3">Un esempio di xml viene riportato sotto :</text:p>
      <text:p text:style-name="P3"/>
      <text:p text:style-name="P3">&lt;?xml version="1.0" encoding="UTF-8" standalone="yes"?&gt; <text:s/></text:p>
      <text:p text:style-name="P3">&lt;newVersion&gt; <text:s/></text:p>
      <text:p text:style-name="P3"><text:s text:c="4"/>&lt;modules&gt; <text:s/></text:p>
      <text:p text:style-name="P3"><text:s text:c="8"/>&lt;modulename&gt;&lt;/modulename&gt; <text:s/></text:p>
      <text:p text:style-name="P3"><text:s text:c="8"/>&lt;version&gt;&lt;/version&gt; <text:s/></text:p>
      <text:p text:style-name="P3"><text:s text:c="4"/>&lt;/moduls&gt; <text:s/></text:p>
      <text:p text:style-name="P3"><text:s text:c="4"/>&lt;answers&gt; <text:s/></text:p>
      <text:p text:style-name="P3"><text:s text:c="8"/>&lt;modulename&gt;&lt;/modulename&gt; <text:s/></text:p>
      <text:p text:style-name="P3"><text:s text:c="8"/>&lt;version&gt;&lt;/version&gt;</text:p>
      <text:p text:style-name="P3"><text:s text:c="4"/>&lt;/answers&gt; <text:s/></text:p>
      <text:p text:style-name="P3"><text:s text:c="4"/>&lt;root&gt;&lt;/root&gt;</text:p>
      <text:p text:style-name="P3"><text:tab/>&lt;version&gt;&lt;/version&gt; <text:s/></text:p>
      <text:p text:style-name="P3">&lt;/newVersion&gt; <text:s/></text:p>
      <text:p text:style-name="P3"><text:soft-page-break/></text:p>
      <text:p text:style-name="P7">Se l’esecuzione è andata a buon fine un pop up avvertirà l’utente delle modifiche che si stanno per apportare. L’utente potràò decidere se continuare o abortire l’operazione. </text:p>
      <text:list xml:id="list1385215901" text:style-name="L4">
        <text:list-item>
          <text:p text:style-name="P8">Se si decide di continuare un ulteriore popup avvertirà delle modifiche effettuate.</text:p>
        </text:list-item>
        <text:list-item>
          <text:p text:style-name="P8">Se si decide di abortire un altro popup notificherà l’avvenuta cancellazione dell’operazione. </text:p>
          <text:p text:style-name="P8"/>
        </text:list-item>
      </text:list>
      <text:p text:style-name="P7">Nel caso in cui tale file non fosse presente all’esecuzione dell’applicativo ne verrà generato uno vuoto e un messaggio avvertirà l’utente di compilare e rieseguire l’applicativo. </text:p>
      <text:p text:style-name="P7"/>
      <text:p text:style-name="P3"/>
      <text:p text:style-name="P7"/>
      <text:list xml:id="list1671325744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0:07:02.456000000</meta:creation-date>
    <dc:date>2022-05-09T11:10:20.799000000</dc:date>
    <meta:editing-duration>PT10M57S</meta:editing-duration>
    <meta:editing-cycles>1</meta:editing-cycles>
    <meta:document-statistic meta:table-count="0" meta:image-count="0" meta:object-count="0" meta:page-count="3" meta:paragraph-count="31" meta:word-count="230" meta:character-count="1741" meta:non-whitespace-character-count="1462"/>
    <meta:generator>LibreOffice/7.3.2.2$Windows_X86_64 LibreOffice_project/49f2b1bff42cfccbd8f788c8dc32c1c309559be0</meta:generator>
  </office:meta>
</office:document-meta>
</file>